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c1c1c" draw:marker-start-width="0.279cm" draw:marker-end-width="0.279cm" draw:fill="solid" draw:fill-color="#b4c7dc" draw:textarea-horizontal-align="justify" draw:textarea-vertical-align="middle" draw:auto-grow-height="false" fo:min-height="3.25cm" fo:min-width="5.25cm" fo:padding-top="0.151cm" fo:padding-bottom="0.151cm" fo:padding-left="0.276cm" fo:padding-right="0.276cm" style:writing-mode="lr-tb"/>
      <style:paragraph-properties style:writing-mode="lr-tb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96cm" fo:min-width="2.506cm" fo:padding-top="0.165cm" fo:padding-bottom="0.165cm" fo:padding-left="0.29cm" fo:padding-right="0.29cm" style:writing-mode="lr-tb"/>
      <style:paragraph-properties style:writing-mode="lr-tb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16cm" fo:min-width="2.426cm" fo:padding-top="0.165cm" fo:padding-bottom="0.165cm" fo:padding-left="0.29cm" fo:padding-right="0.29cm" style:writing-mode="lr-tb"/>
      <style:paragraph-properties style:writing-mode="lr-tb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602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objectwithoutfill">
      <style:graphic-properties svg:stroke-color="#000000" draw:marker-end="Puntas_20_de_20_flecha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Puntas_20_de_20_flecha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Puntas_20_de_20_flecha_20_3" draw:marker-end-width="0.3cm" draw:fill="none" draw:textarea-vertical-align="middle"/>
    </style:style>
    <style:style style:name="gr8" style:family="graphic" style:parent-style-name="standard">
      <style:graphic-properties svg:stroke-width="0.053cm" svg:stroke-color="#1c1c1c" draw:marker-start-width="0.279cm" draw:marker-end-width="0.279cm" draw:fill="solid" draw:fill-color="#b4c7dc" draw:textarea-horizontal-align="justify" draw:textarea-vertical-align="middle" draw:auto-grow-height="false" fo:min-height="3.198cm" fo:min-width="5.198cm" fo:padding-top="0.151cm" fo:padding-bottom="0.151cm" fo:padding-left="0.276cm" fo:padding-right="0.276cm" style:writing-mode="lr-tb"/>
      <style:paragraph-properties style:writing-mode="lr-tb"/>
    </style:style>
    <style:style style:name="gr9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78cm" fo:padding-top="0.165cm" fo:padding-bottom="0.165cm" fo:padding-left="0.29cm" fo:padding-right="0.29cm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16cm" fo:min-width="1.896cm" fo:padding-top="0.165cm" fo:padding-bottom="0.165cm" fo:padding-left="0.29cm" fo:padding-right="0.29cm" style:writing-mode="lr-tb"/>
      <style:paragraph-properties style:writing-mode="lr-tb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1.896cm" fo:padding-top="0.165cm" fo:padding-bottom="0.165cm" fo:padding-left="0.29cm" fo:padding-right="0.29cm" style:writing-mode="lr-tb"/>
      <style:paragraph-properties style:writing-mode="lr-tb"/>
    </style:style>
    <style:style style:name="gr12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3.486cm" fo:padding-top="0.165cm" fo:padding-bottom="0.165cm" fo:padding-left="0.29cm" fo:padding-right="0.29cm" style:writing-mode="lr-tb"/>
      <style:paragraph-properties style:writing-mode="lr-tb"/>
    </style:style>
    <style:style style:name="gr13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438cm" fo:min-width="1.366cm" fo:padding-top="0.165cm" fo:padding-bottom="0.165cm" fo:padding-left="0.29cm" fo:padding-right="0.29cm" style:writing-mode="lr-tb"/>
      <style:paragraph-properties style:writing-mode="lr-tb"/>
    </style:style>
    <style:style style:name="gr14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16cm" fo:min-width="1.333cm" fo:padding-top="0.165cm" fo:padding-bottom="0.165cm" fo:padding-left="0.29cm" fo:padding-right="0.29cm" style:writing-mode="lr-tb"/>
      <style:paragraph-properties style:writing-mode="lr-tb"/>
    </style:style>
    <style:style style:name="gr15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1.863cm" fo:padding-top="0.165cm" fo:padding-bottom="0.165cm" fo:padding-left="0.29cm" fo:padding-right="0.29cm" style:writing-mode="lr-tb"/>
      <style:paragraph-properties style:writing-mode="lr-tb"/>
    </style:style>
    <style:style style:name="gr1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7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8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20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25cm" fo:padding-top="0.165cm" fo:padding-bottom="0.165cm" fo:padding-left="0.29cm" fo:padding-right="0.29cm" style:writing-mode="lr-tb"/>
      <style:paragraph-properties style:writing-mode="lr-tb"/>
    </style:style>
    <style:style style:name="gr21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262cm" fo:min-width="1.366cm" fo:padding-top="0.165cm" fo:padding-bottom="0.165cm" fo:padding-left="0.29cm" fo:padding-right="0.29cm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262cm" fo:min-width="1.718cm" fo:padding-top="0.165cm" fo:padding-bottom="0.165cm" fo:padding-left="0.29cm" fo:padding-right="0.29cm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262cm" fo:min-width="1.333cm" fo:padding-top="0.165cm" fo:padding-bottom="0.165cm" fo:padding-left="0.29cm" fo:padding-right="0.29cm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1.511cm" fo:padding-top="0.165cm" fo:padding-bottom="0.165cm" fo:padding-left="0.29cm" fo:padding-right="0.29cm" style:writing-mode="lr-tb"/>
      <style:paragraph-properties style:writing-mode="lr-tb"/>
    </style:style>
    <style:style style:name="gr25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16cm" fo:min-width="1.718cm" fo:padding-top="0.165cm" fo:padding-bottom="0.165cm" fo:padding-left="0.29cm" fo:padding-right="0.29cm" style:writing-mode="lr-tb"/>
      <style:paragraph-properties style:writing-mode="lr-tb"/>
    </style:style>
    <style:style style:name="gr26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041cm" fo:padding-top="0.165cm" fo:padding-bottom="0.165cm" fo:padding-left="0.29cm" fo:padding-right="0.29cm" style:writing-mode="lr-tb"/>
      <style:paragraph-properties style:writing-mode="lr-tb"/>
    </style:style>
    <style:style style:name="gr27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956cm" fo:padding-top="0.165cm" fo:padding-bottom="0.165cm" fo:padding-left="0.29cm" fo:padding-right="0.29cm" style:writing-mode="lr-tb"/>
      <style:paragraph-properties style:writing-mode="lr-tb"/>
    </style:style>
    <style:style style:name="gr28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394cm" fo:padding-top="0.165cm" fo:padding-bottom="0.165cm" fo:padding-left="0.29cm" fo:padding-right="0.29cm" style:writing-mode="lr-tb"/>
      <style:paragraph-properties style:writing-mode="lr-tb"/>
    </style:style>
    <style:style style:name="gr29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16cm" fo:min-width="2.25cm" fo:padding-top="0.165cm" fo:padding-bottom="0.165cm" fo:padding-left="0.29cm" fo:padding-right="0.29cm" style:writing-mode="lr-tb"/>
      <style:paragraph-properties style:writing-mode="lr-tb"/>
    </style:style>
    <style:style style:name="gr30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16cm" fo:min-width="2.041cm" fo:padding-top="0.165cm" fo:padding-bottom="0.165cm" fo:padding-left="0.29cm" fo:padding-right="0.29cm" style:writing-mode="lr-tb"/>
      <style:paragraph-properties style:writing-mode="lr-tb"/>
    </style:style>
    <style:style style:name="gr31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217cm" fo:padding-top="0.165cm" fo:padding-bottom="0.165cm" fo:padding-left="0.29cm" fo:padding-right="0.29cm" style:writing-mode="lr-tb"/>
      <style:paragraph-properties style:writing-mode="lr-tb"/>
    </style:style>
    <style:style style:name="gr32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395cm" fo:padding-top="0.165cm" fo:padding-bottom="0.165cm" fo:padding-left="0.29cm" fo:padding-right="0.29cm" style:writing-mode="lr-tb"/>
      <style:paragraph-properties style:writing-mode="lr-tb"/>
    </style:style>
    <style:style style:name="gr33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34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35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36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2.146cm" fo:min-width="3.134cm" fo:padding-top="0.165cm" fo:padding-bottom="0.165cm" fo:padding-left="0.29cm" fo:padding-right="0.29cm" style:writing-mode="lr-tb"/>
      <style:paragraph-properties style:writing-mode="lr-tb"/>
    </style:style>
    <style:style style:name="gr37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38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39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40" style:family="graphic" style:parent-style-name="standard">
      <style:graphic-properties svg:stroke-width="0.081cm" svg:stroke-color="#000000" draw:marker-start-width="0.322cm" draw:marker-end-width="0.322cm" draw:fill-color="#ffdbb6" draw:textarea-horizontal-align="justify" draw:textarea-vertical-align="middle" draw:auto-grow-height="false" fo:min-height="1.876cm" fo:min-width="2.75cm" fo:padding-top="0.166cm" fo:padding-bottom="0.166cm" fo:padding-left="0.291cm" fo:padding-right="0.291cm" style:writing-mode="lr-tb"/>
      <style:paragraph-properties style:writing-mode="lr-tb"/>
    </style:style>
    <style:style style:name="gr41" style:family="graphic" style:parent-style-name="standard">
      <style:graphic-properties svg:stroke-width="0.081cm" svg:stroke-color="#000000" draw:marker-start-width="0.322cm" draw:marker-end-width="0.322cm" draw:fill-color="#ffdbb6" draw:textarea-horizontal-align="justify" draw:textarea-vertical-align="middle" draw:auto-grow-height="false" fo:min-height="1cm" fo:min-width="1.626cm" fo:padding-top="0.166cm" fo:padding-bottom="0.166cm" fo:padding-left="0.291cm" fo:padding-right="0.291cm" style:writing-mode="lr-tb"/>
      <style:paragraph-properties style:writing-mode="lr-tb"/>
    </style:style>
    <style:style style:name="gr42" style:family="graphic" style:parent-style-name="standard">
      <style:graphic-properties svg:stroke-width="0.081cm" svg:stroke-color="#000000" draw:marker-start-width="0.322cm" draw:marker-end-width="0.322cm" draw:fill-color="#ffdbb6" draw:textarea-horizontal-align="justify" draw:textarea-vertical-align="middle" draw:auto-grow-height="false" fo:min-height="0.918cm" fo:min-width="1.794cm" fo:padding-top="0.166cm" fo:padding-bottom="0.166cm" fo:padding-left="0.291cm" fo:padding-right="0.291cm" style:writing-mode="lr-tb"/>
      <style:paragraph-properties style:writing-mode="lr-tb"/>
    </style:style>
    <style:style style:name="gr43" style:family="graphic" style:parent-style-name="standard">
      <style:graphic-properties svg:stroke-width="0.081cm" svg:stroke-color="#000000" draw:marker-start-width="0.322cm" draw:marker-end-width="0.322cm" draw:fill-color="#ffdbb6" draw:textarea-horizontal-align="justify" draw:textarea-vertical-align="middle" draw:auto-grow-height="false" fo:min-height="0.918cm" fo:min-width="1.668cm" fo:padding-top="0.166cm" fo:padding-bottom="0.166cm" fo:padding-left="0.291cm" fo:padding-right="0.291cm" style:writing-mode="lr-tb"/>
      <style:paragraph-properties style:writing-mode="lr-tb"/>
    </style:style>
    <style:style style:name="gr4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cm" fo:min-width="2cm" style:writing-mode="lr-tb"/>
      <style:paragraph-properties style:writing-mode="lr-tb"/>
    </style:style>
    <style:style style:name="gr46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16cm" fo:min-width="4.724cm" fo:padding-top="0.165cm" fo:padding-bottom="0.165cm" fo:padding-left="0.29cm" fo:padding-right="0.29cm" style:writing-mode="lr-tb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072cm" fo:padding-top="0.165cm" fo:padding-bottom="0.165cm" fo:padding-left="0.29cm" fo:padding-right="0.29cm" style:writing-mode="lr-tb"/>
      <style:paragraph-properties style:writing-mode="lr-tb"/>
    </style:style>
    <style:style style:name="gr49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32cm" fo:padding-top="0.165cm" fo:padding-bottom="0.165cm" fo:padding-left="0.29cm" fo:padding-right="0.29cm" style:writing-mode="lr-tb"/>
      <style:paragraph-properties style:writing-mode="lr-tb"/>
    </style:style>
    <style:style style:name="gr50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968cm" fo:min-width="2.602cm" fo:padding-top="0.165cm" fo:padding-bottom="0.165cm" fo:padding-left="0.29cm" fo:padding-right="0.29cm" style:writing-mode="lr-tb"/>
      <style:paragraph-properties style:writing-mode="lr-tb"/>
    </style:style>
    <style:style style:name="gr51" style:family="graphic" style:parent-style-name="objectwithoutfill">
      <style:graphic-properties svg:stroke-color="#000000" draw:marker-end="Puntas_20_de_20_flecha_20_1" draw:marker-end-width="0.3cm" draw:fill="none" draw:fill-color="#729fcf" draw:textarea-vertical-align="middle"/>
    </style:style>
    <style:style style:name="gr52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16cm" fo:min-width="4.018cm" fo:padding-top="0.165cm" fo:padding-bottom="0.165cm" fo:padding-left="0.29cm" fo:padding-right="0.29cm" style:writing-mode="lr-tb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6" style:family="paragraph">
      <loext:graphic-properties draw:fill-color="#b4c7dc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dbb6"/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729fc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position="33% 58%" style:text-underline-style="none" fo:font-weight="bold" style:font-weight-asian="bold" style:font-weight-complex="bold"/>
    </style:style>
    <style:style style:name="T5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6" style:family="text">
      <style:text-properties fo:language="es" fo:country="A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5.75cm" svg:height="3.5cm" svg:x="8.044cm" svg:y="11.992cm">
          <text:p text:style-name="P1"><text:span text:style-name="T1">PROFES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5cm" svg:height="2.75cm" svg:x="3.544cm" svg:y="7.992cm">
          <text:p text:style-name="P3"><text:span text:style-name="T2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25cm" svg:height="2.75cm" svg:x="9.294cm" svg:y="7.992cm">
          <text:p text:style-name="P5"><text:span text:style-name="T3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14.294cm" svg:y="7.992cm">
          <text:p text:style-name="P5"><text:span text:style-name="T3">Apelli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6.294cm" svg:y1="10.742cm" svg:x2="9.544cm" svg:y2="11.992cm">
          <text:p/>
        </draw:line>
        <draw:line draw:style-name="gr6" draw:text-style-name="P7" draw:layer="layout" svg:x1="11.294cm" svg:y1="10.742cm" svg:x2="11.294cm" svg:y2="11.992cm">
          <text:p/>
        </draw:line>
        <draw:line draw:style-name="gr7" draw:text-style-name="P7" draw:layer="layout" svg:x1="16.544cm" svg:y1="10.992cm" svg:x2="13.044cm" svg:y2="11.992cm">
          <text:p/>
        </draw:line>
        <draw:custom-shape draw:style-name="gr8" draw:text-style-name="P2" draw:layer="layout" svg:width="5.75cm" svg:height="3.5cm" svg:x="28.794cm" svg:y="8.992cm">
          <text:p text:style-name="P1"><text:span text:style-name="T1">LABORATORIO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75cm" svg:height="3cm" svg:x="30.794cm" svg:y="3.992cm">
          <text:p text:style-name="P5"><text:span text:style-name="T3">Cant. de alumn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36.544cm" svg:y="5.242cm">
          <text:p text:style-name="P5"><text:span text:style-name="T3">m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30.044cm" svg:y="30.742cm">
          <text:p text:style-name="P1"><text:span text:style-name="T1">Informátic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37.25cm" svg:y="33.5cm">
          <text:p text:style-name="P5"><text:span text:style-name="T3">Descri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25cm" svg:height="2.75cm" svg:x="24.294cm" svg:y="3.992cm">
          <text:p text:style-name="P5"><text:span text:style-name="T3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5cm" svg:height="2.75cm" svg:x="32cm" svg:y="36.5cm">
          <text:p text:style-name="P8"><text:span text:style-name="T5">Mode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5cm" svg:height="3cm" svg:x="28.25cm" svg:y="37.25cm">
          <text:p text:style-name="P5"><text:span text:style-name="T3">Mar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5.75cm" svg:height="3cm" svg:x="36.5cm" svg:y="29.75cm">
          <text:p text:style-name="P5"><text:span text:style-name="T3">Fecha</text:span></text:p>
          <text:p text:style-name="P5"><text:span text:style-name="T3">Calibr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30.045cm" svg:y="30.75cm">
          <text:p text:style-name="P1"><text:span text:style-name="T1">EQUIPAMIENTO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75cm" svg:height="2.5cm" svg:x="25.75cm" svg:y="33.75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2.705cm" svg:height="2.75cm" svg:x="26.295cm" svg:y="30.25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2.75cm" svg:height="2.5cm" svg:x="28.5cm" svg:y="34.5cm">
          <text:p text:style-name="P5"><text:span text:style-name="T3">U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3.455cm" svg:height="3cm" svg:x="35.75cm" svg:y="36.5cm">
          <text:p text:style-name="P5"><text:span text:style-name="T3">N.º de se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28.75cm" svg:y1="32.5cm" svg:x2="30cm" svg:y2="32.5cm">
          <text:p/>
        </draw:line>
        <draw:line draw:style-name="gr17" draw:text-style-name="P7" draw:layer="layout" svg:x1="28.5cm" svg:y1="34.5cm" svg:x2="30cm" svg:y2="34cm">
          <text:p/>
        </draw:line>
        <draw:line draw:style-name="gr18" draw:text-style-name="P7" draw:layer="layout" svg:x1="36.5cm" svg:y1="36.75cm" svg:x2="34.5cm" svg:y2="34.25cm">
          <text:p/>
        </draw:line>
        <draw:line draw:style-name="gr19" draw:text-style-name="P7" draw:layer="layout" svg:x1="37.25cm" svg:y1="34.75cm" svg:x2="35.75cm" svg:y2="33.75cm">
          <text:p/>
        </draw:line>
        <draw:custom-shape draw:style-name="gr8" draw:text-style-name="P2" draw:layer="layout" svg:width="5.75cm" svg:height="3.5cm" svg:x="41.794cm" svg:y="22.242cm">
          <text:p text:style-name="P1"><text:span text:style-name="T1">Informátic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49.25cm" svg:y="24.25cm">
          <text:p text:style-name="P5"><text:span text:style-name="T3">N.º de se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25cm" svg:height="2.75cm" svg:x="47cm" svg:y="27.5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4cm" svg:height="3cm" svg:x="43.75cm" svg:y="29.75cm">
          <text:p text:style-name="P5"><text:span text:style-name="T3">Mode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41.795cm" svg:y="22.25cm">
          <text:p text:style-name="P1"><text:span text:style-name="T1">HERRAMENTAL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75cm" svg:height="2.25cm" svg:x="38.25cm" svg:y="25.5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3.25cm" svg:height="2.25cm" svg:x="37.25cm" svg:y="22.5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5cm" svg:height="3cm" svg:x="40.75cm" svg:y="27cm">
          <text:p text:style-name="P5"><text:span text:style-name="T3">Mar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2.705cm" svg:height="2.25cm" svg:x="48.5cm" svg:y="22.25cm">
          <text:p text:style-name="P5"><text:span text:style-name="T3">U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40.5cm" svg:y1="24cm" svg:x2="41.75cm" svg:y2="24.25cm">
          <text:p/>
        </draw:line>
        <draw:line draw:style-name="gr17" draw:text-style-name="P7" draw:layer="layout" svg:x1="40.25cm" svg:y1="25.5cm" svg:x2="41.75cm" svg:y2="24.75cm">
          <text:p/>
        </draw:line>
        <draw:line draw:style-name="gr18" draw:text-style-name="P7" draw:layer="layout" svg:x1="48.25cm" svg:y1="27.5cm" svg:x2="47.25cm" svg:y2="25.75cm">
          <text:p/>
        </draw:line>
        <draw:line draw:style-name="gr19" draw:text-style-name="P7" draw:layer="layout" svg:x1="48.5cm" svg:y1="23.75cm" svg:x2="47.544cm" svg:y2="24.492cm">
          <text:p/>
        </draw:line>
        <draw:custom-shape draw:style-name="gr8" draw:text-style-name="P2" draw:layer="layout" svg:width="5.75cm" svg:height="3.5cm" svg:x="13.044cm" svg:y="30.484cm">
          <text:p text:style-name="P1"><text:span text:style-name="T1">Informático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75cm" svg:height="3cm" svg:x="20cm" svg:y="28.75cm">
          <text:p text:style-name="P5"><text:span text:style-name="T3">Cant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25cm" svg:height="2.75cm" svg:x="17.5cm" svg:y="36cm">
          <text:p text:style-name="P5"><text:span text:style-name="T3">Un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4cm" svg:height="3cm" svg:x="7.5cm" svg:y="30.25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13.045cm" svg:y="30.492cm">
          <text:p text:style-name="P1"><text:span text:style-name="T1">INSUMOS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2.955cm" svg:height="3cm" svg:x="14cm" svg:y="36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3.25cm" svg:height="2.75cm" svg:x="9.25cm" svg:y="35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3.705cm" svg:height="3cm" svg:x="20.5cm" svg:y="32.25cm">
          <text:p text:style-name="P5"><text:span text:style-name="T3">Mar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1.75cm" svg:y1="35.25cm" svg:x2="13.25cm" svg:y2="34.25cm">
          <text:p/>
        </draw:line>
        <draw:line draw:style-name="gr17" draw:text-style-name="P7" draw:layer="layout" svg:x1="15.25cm" svg:y1="35.75cm" svg:x2="15.25cm" svg:y2="34cm">
          <text:p/>
        </draw:line>
        <draw:line draw:style-name="gr18" draw:text-style-name="P7" draw:layer="layout" svg:x1="19.25cm" svg:y1="35.75cm" svg:x2="17.544cm" svg:y2="33.984cm">
          <text:p/>
        </draw:line>
        <draw:line draw:style-name="gr19" draw:text-style-name="P7" draw:layer="layout" svg:x1="20.794cm" svg:y1="32.734cm" svg:x2="18.794cm" svg:y2="32.734cm">
          <text:p/>
        </draw:line>
        <draw:custom-shape draw:style-name="gr8" draw:text-style-name="P2" draw:layer="layout" svg:width="5.75cm" svg:height="3.5cm" svg:x="47.294cm" svg:y="13.484cm">
          <text:p text:style-name="P1"><text:span text:style-name="T1">Informáticos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5cm" svg:height="3cm" svg:x="42.5cm" svg:y="10.25cm">
          <text:p text:style-name="P5"><text:span text:style-name="T3">Asign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206cm" svg:height="3cm" svg:x="52.794cm" svg:y="18.484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47.295cm" svg:y="13.492cm">
          <text:p text:style-name="P1"><text:span text:style-name="T6">INFORMÁTICOS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4cm" svg:height="2.75cm" svg:x="50.25cm" svg:y="6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3.705cm" svg:height="2.75cm" svg:x="42.795cm" svg:y="17.742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3.955cm" svg:height="3cm" svg:x="47.545cm" svg:y="18.992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4.205cm" svg:height="3cm" svg:x="52.795cm" svg:y="18.492cm">
          <text:p text:style-name="P5"><text:span text:style-name="T3">Mar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46.544cm" svg:y1="17.984cm" svg:x2="48.044cm" svg:y2="16.984cm">
          <text:p/>
        </draw:line>
        <draw:line draw:style-name="gr17" draw:text-style-name="P7" draw:layer="layout" svg:x1="50.044cm" svg:y1="18.734cm" svg:x2="50.044cm" svg:y2="16.984cm">
          <text:p/>
        </draw:line>
        <draw:line draw:style-name="gr18" draw:text-style-name="P7" draw:layer="layout" svg:x1="54.294cm" svg:y1="18.484cm" svg:x2="51.794cm" svg:y2="16.984cm">
          <text:p/>
        </draw:line>
        <draw:line draw:style-name="gr19" draw:text-style-name="P7" draw:layer="layout" svg:x1="55.044cm" svg:y1="15.734cm" svg:x2="53.044cm" svg:y2="15.734cm">
          <text:p/>
        </draw:line>
        <draw:line draw:style-name="gr33" draw:text-style-name="P7" draw:layer="layout" svg:x1="27.044cm" svg:y1="6.742cm" svg:x2="29.544cm" svg:y2="8.992cm">
          <text:p/>
        </draw:line>
        <draw:line draw:style-name="gr34" draw:text-style-name="P7" draw:layer="layout" svg:x1="33.044cm" svg:y1="7.242cm" svg:x2="31.794cm" svg:y2="8.992cm">
          <text:p/>
        </draw:line>
        <draw:line draw:style-name="gr35" draw:text-style-name="P7" draw:layer="layout" svg:x1="38.294cm" svg:y1="8.242cm" svg:x2="33.794cm" svg:y2="8.992cm">
          <text:p/>
        </draw:line>
        <draw:custom-shape draw:style-name="gr8" draw:text-style-name="P2" draw:layer="layout" svg:width="5.75cm" svg:height="3.5cm" svg:x="8.794cm" svg:y="21.992cm">
          <text:p text:style-name="P1"><text:span text:style-name="T1">MATERIA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5.25cm" svg:height="3.5cm" svg:x="0.294cm" svg:y="19.242cm">
          <text:p text:style-name="P5"><text:span text:style-name="T3">Pr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1.294cm" svg:y="24.242cm">
          <text:p text:style-name="P5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2.75cm" svg:x="3.044cm" svg:y="28.742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7" draw:layer="layout" svg:x1="5.294cm" svg:y1="21.742cm" svg:x2="8.794cm" svg:y2="22.992cm">
          <text:p/>
        </draw:line>
        <draw:line draw:style-name="gr38" draw:text-style-name="P7" draw:layer="layout" svg:x1="6.044cm" svg:y1="24.992cm" svg:x2="8.544cm" svg:y2="23.992cm">
          <text:p/>
        </draw:line>
        <draw:line draw:style-name="gr39" draw:text-style-name="P7" draw:layer="layout" svg:x1="6.044cm" svg:y1="28.742cm" svg:x2="9.544cm" svg:y2="25.742cm">
          <text:p/>
        </draw:line>
        <draw:custom-shape draw:style-name="gr40" draw:text-style-name="P11" draw:layer="layout" svg:width="6.5cm" svg:height="4.25cm" svg:x="19.044cm" svg:y="11.242cm">
          <text:p text:style-name="P10">Asignado a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draw:layer="layout" svg:width="4.25cm" svg:height="2.5cm" svg:x="9.544cm" svg:y="17.492cm">
          <text:p text:style-name="P10">Dic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1" draw:layer="layout" svg:width="4.75cm" svg:height="2.5cm" svg:x="38.544cm" svg:y="11.992cm">
          <text:p text:style-name="P10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1" draw:layer="layout" svg:width="4.5cm" svg:height="2.5cm" svg:x="34.294cm" svg:y="17.742cm">
          <text:p text:style-name="P10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1" draw:layer="layout" svg:width="4.5cm" svg:height="2.5cm" svg:x="29.294cm" svg:y="21.492cm">
          <text:p text:style-name="P10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1" draw:layer="layout" svg:width="4.5cm" svg:height="2.5cm" svg:x="19.544cm" svg:y="23.742cm">
          <text:p text:style-name="P10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4" draw:text-style-name="P10" draw:layer="layout" svg:x1="11.294cm" svg:y1="15.742cm" svg:x2="11.544cm" svg:y2="17.242cm">
          <text:p/>
        </draw:line>
        <draw:line draw:style-name="gr44" draw:text-style-name="P10" draw:layer="layout" svg:x1="14.044cm" svg:y1="13.992cm" svg:x2="18.794cm" svg:y2="13.492cm">
          <text:p/>
        </draw:line>
        <draw:line draw:style-name="gr44" draw:text-style-name="P10" draw:layer="layout" svg:x1="25.544cm" svg:y1="12.992cm" svg:x2="28.544cm" svg:y2="11.242cm">
          <text:p/>
        </draw:line>
        <draw:line draw:style-name="gr44" draw:text-style-name="P10" draw:layer="layout" svg:x1="12.044cm" svg:y1="19.992cm" svg:x2="12.544cm" svg:y2="21.992cm">
          <text:p/>
        </draw:line>
        <draw:line draw:style-name="gr44" draw:text-style-name="P10" draw:layer="layout" svg:x1="17.544cm" svg:y1="30.242cm" svg:x2="20.794cm" svg:y2="25.992cm">
          <text:p/>
        </draw:line>
        <draw:line draw:style-name="gr44" draw:text-style-name="P10" draw:layer="layout" svg:x1="23.294cm" svg:y1="23.992cm" svg:x2="30.294cm" svg:y2="12.742cm">
          <text:p/>
        </draw:line>
        <draw:line draw:style-name="gr44" draw:text-style-name="P10" draw:layer="layout" svg:x1="31.544cm" svg:y1="12.992cm" svg:x2="31.794cm" svg:y2="21.242cm">
          <text:p/>
        </draw:line>
        <draw:line draw:style-name="gr44" draw:text-style-name="P10" draw:layer="layout" svg:x1="33.044cm" svg:y1="12.742cm" svg:x2="35.794cm" svg:y2="17.492cm">
          <text:p/>
        </draw:line>
        <draw:line draw:style-name="gr44" draw:text-style-name="P10" draw:layer="layout" svg:x1="34.544cm" svg:y1="11.742cm" svg:x2="39.294cm" svg:y2="12.492cm">
          <text:p/>
        </draw:line>
        <draw:line draw:style-name="gr44" draw:text-style-name="P10" draw:layer="layout" svg:x1="42.294cm" svg:y1="13.992cm" svg:x2="47.044cm" svg:y2="15.742cm">
          <text:p/>
        </draw:line>
        <draw:line draw:style-name="gr44" draw:text-style-name="P10" draw:layer="layout" svg:x1="37.794cm" svg:y1="19.742cm" svg:x2="41.544cm" svg:y2="22.242cm">
          <text:p/>
        </draw:line>
        <draw:line draw:style-name="gr44" draw:text-style-name="P10" draw:layer="layout" svg:x1="32.044cm" svg:y1="23.992cm" svg:x2="32.794cm" svg:y2="30.492cm">
          <text:p/>
        </draw:line>
        <draw:custom-shape draw:style-name="gr45" draw:text-style-name="P12" draw:layer="layout" svg:width="2.5cm" svg:height="2.25cm" svg:x="11.794cm" svg:y="15.242cm">
          <text:p text:style-name="P10">1:N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34.794cm" svg:y="9.992cm">
          <text:p text:style-name="P10">1:N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33.294cm" svg:y="12.742cm">
          <text:p text:style-name="P10">1:N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29.794cm" svg:y="13.742cm">
          <text:p text:style-name="P10">1:N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26.794cm" svg:y="13.992cm">
          <text:p text:style-name="P10">1:N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12.044cm" svg:y="20.242cm">
          <text:p text:style-name="P10">1:1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14.044cm" svg:y="12.242cm">
          <text:p text:style-name="P10">1:1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26.044cm" svg:y="9.992cm">
          <text:p text:style-name="P10">1:1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15.544cm" svg:y="28.742cm">
          <text:p text:style-name="P10">1:1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30.544cm" svg:y="28.492cm">
          <text:p text:style-name="P10">1:1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40.044cm" svg:y="20.242cm">
          <text:p text:style-name="P10">1:1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2.25cm" svg:x="44.544cm" svg:y="12.992cm">
          <text:p text:style-name="P10">1:1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7.5cm" svg:height="2.75cm" svg:x="26.25cm" svg:y="1.242cm">
          <text:p text:style-name="P3"><text:span text:style-name="T2">ID La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7" draw:layer="layout" svg:x1="29.794cm" svg:y1="4.492cm" svg:x2="30.544cm" svg:y2="8.742cm">
          <text:p/>
        </draw:line>
        <draw:custom-shape draw:style-name="gr48" draw:text-style-name="P6" draw:layer="layout" svg:width="3.75cm" svg:height="3cm" svg:x="48.5cm" svg:y="9.5cm">
          <text:p text:style-name="P5"><text:span text:style-name="T3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" draw:layer="layout" svg:width="4.1cm" svg:height="3cm" svg:x="54.9cm" svg:y="14.25cm">
          <text:p text:style-name="P5"><text:span text:style-name="T3">Mode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4cm" svg:height="3cm" svg:x="53.75cm" svg:y="11cm">
          <text:p text:style-name="P5"><text:span text:style-name="T3">Nº de se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54.25cm" svg:y="7.25cm">
          <text:p text:style-name="P5"><text:span text:style-name="T3">Nº de serie s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50.5cm" svg:y1="12.5cm" svg:x2="50.5cm" svg:y2="13.5cm">
          <text:p/>
        </draw:line>
        <draw:line draw:style-name="gr19" draw:text-style-name="P7" draw:layer="layout" svg:x1="54.25cm" svg:y1="13.25cm" svg:x2="53cm" svg:y2="13.75cm">
          <text:p/>
        </draw:line>
        <draw:line draw:style-name="gr19" draw:text-style-name="P7" draw:layer="layout" svg:x1="55.25cm" svg:y1="10cm" svg:x2="52.25cm" svg:y2="13.5cm">
          <text:p/>
        </draw:line>
        <draw:line draw:style-name="gr19" draw:text-style-name="P7" draw:layer="layout" svg:x1="47cm" svg:y1="12.5cm" svg:x2="47.25cm" svg:y2="13.5cm">
          <text:p/>
        </draw:line>
        <draw:line draw:style-name="gr19" draw:text-style-name="P7" draw:layer="layout" svg:x1="52.75cm" svg:y1="8.75cm" svg:x2="51.96cm" svg:y2="13.5cm">
          <text:p/>
        </draw:line>
        <draw:custom-shape draw:style-name="gr50" draw:text-style-name="P6" draw:layer="layout" svg:width="4.5cm" svg:height="3.25cm" svg:x="1.75cm" svg:y="12.5cm">
          <text:p text:style-name="P5"><text:span text:style-name="T3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3" draw:layer="layout" svg:x1="6cm" svg:y1="14.75cm" svg:x2="8cm" svg:y2="15.25cm">
          <text:p/>
        </draw:line>
        <draw:line draw:style-name="gr19" draw:text-style-name="P7" draw:layer="layout" svg:x1="20cm" svg:y1="30.5cm" svg:x2="18.75cm" svg:y2="31.25cm">
          <text:p/>
        </draw:line>
        <draw:line draw:style-name="gr16" draw:text-style-name="P7" draw:layer="layout" svg:x1="11.5cm" svg:y1="31.75cm" svg:x2="13cm" svg:y2="31.75cm">
          <text:p/>
        </draw:line>
        <draw:custom-shape draw:style-name="gr52" draw:text-style-name="P6" draw:layer="layout" svg:width="6.5cm" svg:height="2.75cm" svg:x="2.25cm" svg:y="33.25cm">
          <text:p text:style-name="P5"><text:span text:style-name="T3">Ven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8.75cm" svg:y1="34.25cm" svg:x2="13cm" svg:y2="33cm">
          <text:p/>
        </draw:line>
        <draw:line draw:style-name="gr19" draw:text-style-name="P7" draw:layer="layout" svg:x1="36.75cm" svg:y1="31.75cm" svg:x2="35.75cm" svg:y2="32.5cm">
          <text:p/>
        </draw:line>
        <draw:line draw:style-name="gr18" draw:text-style-name="P7" draw:layer="layout" svg:x1="33.25cm" svg:y1="36.5cm" svg:x2="32.75cm" svg:y2="34.25cm">
          <text:p/>
        </draw:line>
        <draw:line draw:style-name="gr18" draw:text-style-name="P7" draw:layer="layout" svg:x1="31.25cm" svg:y1="37.75cm" svg:x2="32.25cm" svg:y2="34.25cm">
          <text:p/>
        </draw:line>
        <draw:line draw:style-name="gr17" draw:text-style-name="P7" draw:layer="layout" svg:x1="31cm" svg:y1="35cm" svg:x2="31.5cm" svg:y2="34.25cm">
          <text:p/>
        </draw:line>
        <draw:line draw:style-name="gr18" draw:text-style-name="P7" draw:layer="layout" svg:x1="43cm" svg:y1="27cm" svg:x2="43.5cm" svg:y2="25.75cm">
          <text:p/>
        </draw:line>
        <draw:line draw:style-name="gr18" draw:text-style-name="P7" draw:layer="layout" svg:x1="45.436cm" svg:y1="29.501cm" svg:x2="45.186cm" svg:y2="25.751cm">
          <text:p/>
        </draw:line>
        <draw:line draw:style-name="gr18" draw:text-style-name="P7" draw:layer="layout" svg:x1="49.25cm" svg:y1="25.75cm" svg:x2="47.75cm" svg:y2="25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5" draw:display-name="Puntas de flecha 15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6T12:06:04.982000000</meta:creation-date>
    <dc:date>2024-06-11T09:45:43.025000000</dc:date>
    <meta:editing-duration>PT1H2M59S</meta:editing-duration>
    <meta:editing-cycles>3</meta:editing-cycles>
    <meta:generator>LibreOffice/7.5.2.2$Windows_X86_64 LibreOffice_project/53bb9681a964705cf672590721dbc85eb4d0c3a2</meta:generator>
    <meta:document-statistic meta:object-count="126"/>
  </office:meta>
</office:document-meta>
</file>